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ExpectationsHelper.assertJsonNotEqual( String expected , String actual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ExpectationsHelper.assertJsonNotEqual( String expected , String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ExpectationsHelper.assertJsonEqual( String expected , String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ExpectationsHelper.assertJsonEqual( String expected , String actual ,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